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utiger CE 45 Light" svg:font-family="'Frutiger CE 45 Light'" style:font-adornments="Bold" style:font-pitch="variable"/>
    <style:font-face style:name="Frutiger CE 45 Light1" svg:font-family="'Frutiger CE 45 Light'" style:font-adornments="Regular" style:font-pitch="variable"/>
    <style:font-face style:name="Frutiger CE 55 Roman" svg:font-family="'Frutiger CE 55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6.535cm" style:rel-column-width="25174*"/>
    </style:style>
    <style:style style:name="Table1.B" style:family="table-column">
      <style:table-column-properties style:column-width="10.478cm" style:rel-column-width="40361*"/>
    </style:style>
    <style:style style:name="Table1.A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ble1.B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Table1.A10" style:family="table-cell">
      <style:table-cell-properties fo:padding-left="0.101cm" fo:padding-right="0.101cm" fo:padding-top="0cm" fo:padding-bottom="0cm" fo:border-left="0.05pt solid #000000" fo:border-right="none" fo:border-top="none" fo:border-bottom="0.05pt solid #000000"/>
    </style:style>
    <style:style style:name="Table1.B10" style:family="table-cell">
      <style:table-cell-properties fo:padding-left="0.101cm" fo:padding-right="0.101cm" fo:padding-top="0cm" fo:padding-bottom="0cm" fo:border-left="none" fo:border-right="0.05pt solid #000000" fo:border-top="none" fo:border-bottom="0.05pt solid #000000"/>
    </style:style>
    <style:style style:name="P1" style:family="paragraph" style:parent-style-name="Table_20_Contents">
      <style:text-properties fo:font-size="11pt"/>
    </style:style>
    <style:style style:name="P2" style:family="paragraph" style:parent-style-name="Box_20_Bottom">
      <style:text-properties fo:font-style="italic" style:font-style-asian="italic" style:font-style-complex="italic"/>
    </style:style>
    <style:style style:name="P3" style:family="paragraph" style:parent-style-name="Box_20_Bottom">
      <style:text-properties officeooo:rsid="001ae608"/>
    </style:style>
    <style:style style:name="P4" style:family="paragraph" style:parent-style-name="Input_20_Line" style:master-page-name="">
      <style:paragraph-properties style:page-number="auto" fo:keep-with-next="auto"/>
    </style:style>
    <style:style style:name="P5" style:family="paragraph" style:parent-style-name="Input_20_Line_20__28_no_20_borders_29_">
      <style:paragraph-properties fo:line-height="200%" fo:text-align="end" style:justify-single-word="false"/>
    </style:style>
    <style:style style:name="P6" style:family="paragraph" style:parent-style-name="Input_20_Line">
      <style:text-properties officeooo:paragraph-rsid="0014e025"/>
    </style:style>
    <style:style style:name="P7" style:family="paragraph" style:parent-style-name="Input_20_Line_20_Last_20_in_20_box">
      <style:text-properties officeooo:paragraph-rsid="0014e025"/>
    </style:style>
    <style:style style:name="P8" style:family="paragraph" style:parent-style-name="Frame_20_contents">
      <style:paragraph-properties fo:margin-top="0cm" fo:margin-bottom="0cm" style:contextual-spacing="false" fo:line-height="0.7cm"/>
    </style:style>
    <style:style style:name="P9" style:family="paragraph" style:parent-style-name="Heading_20_1">
      <style:text-properties officeooo:paragraph-rsid="0014e025"/>
    </style:style>
    <style:style style:name="P10" style:family="paragraph" style:parent-style-name="Heading_20_1">
      <style:paragraph-properties fo:padding="0.049cm" fo:border-left="0.51pt solid #000000" fo:border-right="0.51pt solid #000000" fo:border-top="0.51pt solid #000000" fo:border-bottom="none" style:shadow="none"/>
    </style:style>
    <style:style style:name="P11" style:family="paragraph" style:parent-style-name="Frame_20_contents">
      <style:text-properties officeooo:paragraph-rsid="00221080"/>
    </style:style>
    <style:style style:name="P1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/>
    </style:style>
    <style:style style:name="T4" style:family="text">
      <style:text-properties fo:font-size="11pt" fo:font-style="italic" style:font-style-asian="italic" style:font-style-complex="italic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221080" style:font-size-asian="18pt" style:font-weight-asian="bold" style:font-size-complex="18pt" style:font-weight-complex="bold"/>
    </style:style>
    <style:style style:name="T9" style:family="text">
      <style:text-properties officeooo:rsid="001aa925"/>
    </style:style>
    <style:style style:name="T10" style:family="text">
      <style:text-properties officeooo:rsid="00221080"/>
    </style:style>
    <style:style style:name="T11" style:family="text">
      <style:text-properties fo:font-weight="bold" officeooo:rsid="00221080" style:font-weight-asian="bold" style:font-weight-complex="bold"/>
    </style:style>
    <style:style style:name="T12" style:family="text">
      <style:text-properties fo:font-size="15pt" fo:font-weight="bold" officeooo:rsid="00221080" style:font-size-asian="15pt" style:font-weight-asian="bold" style:font-size-complex="15pt" style:font-weight-complex="bold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.049cm" fo:border="0.51pt solid #000000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char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char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fill="none" draw:textarea-horizontal-align="center" draw:textarea-vertical-align="middle" style:protect="siz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otted_20__28_var_29_"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protect="size" fo:margin-left="0.199cm" fo:margin-right="0.199cm" fo:margin-top="0.199cm" fo:margin-bottom="0.199cm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CLIENT_NAME]" text:name="client_name"/>
        <text:user-field-decl office:value-type="string" office:string-value="[FILE_NO]" text:name="file_no"/>
        <text:user-field-decl office:value-type="string" office:string-value="[REFERRAL_DATE]" text:name="referral_date"/>
        <text:user-field-decl office:value-type="string" office:string-value="[ASSESSMENT_DATE]" text:name="assessmentdate"/>
        <text:user-field-decl office:value-type="string" office:string-value="[ASSESSMENT_DATE]" text:name="assessment_date"/>
        <text:user-field-decl office:value-type="string" office:string-value="[CLIENT_ADDRESS]" text:name="client_address"/>
        <text:user-field-decl office:value-type="string" office:string-value="[ASSESSMENT_BY]" text:name="assessment_by"/>
        <text:user-field-decl office:value-type="string" office:string-value="[REFERRED_BY]" text:name="referred_by"/>
        <text:user-field-decl office:value-type="string" office:string-value="[REFERRAL_DATE_DD]" text:name="referral_date_dd"/>
        <text:user-field-decl office:value-type="string" office:string-value="[REFERRAL_DATE_MM]" text:name="referral_date_mm"/>
        <text:user-field-decl office:value-type="string" office:string-value="[REFERRAL_DATE_YY]" text:name="referral_date_yy"/>
        <text:user-field-decl office:value-type="string" office:string-value="[POSTCODE]" text:name="postcode"/>
        <text:user-field-decl office:value-type="string" office:string-value="[HOME_PHONE]" text:name="home_phone"/>
        <text:user-field-decl office:value-type="string" office:string-value="[MOBILE_PHONE]" text:name="mobile_phone"/>
        <text:user-field-decl office:value-type="string" office:string-value="[EMAIL]" text:name="email"/>
        <text:user-field-decl office:value-type="string" office:string-value="[CLIENT_DOB]" text:name="client_dob"/>
        <text:user-field-decl office:value-type="string" office:string-value="[ASSESSMENTBY]" text:name="assessmentby"/>
        <text:user-field-decl office:value-type="string" office:string-value="[ASSESSMENTBY_INITIALS]" text:name="assessmentby_initials"/>
      </text:user-field-decls>
      <draw:frame draw:style-name="fr1" draw:name="Frame1" text:anchor-type="page" text:anchor-page-number="1" svg:x="14.591cm" svg:y="0.801cm" svg:width="4.466cm" svg:height="0.699cm" draw:z-index="90">
        <draw:text-box>
          <text:p text:style-name="P5">Ref: <text:span text:style-name="T12">{%= episode.file_no %}</text:span><text:span text:style-name="T6"> </text:span></text:p>
        </draw:text-box>
      </draw:frame>
      <text:p text:style-name="Title">Primary Care Counselling Network</text:p>
      <text:p text:style-name="Subtitle">Initial Assessment Form</text:p>
      <text:h text:style-name="Heading_20_1" text:outline-level="1">Referral</text:h>
      <text:p text:style-name="P6"><text:span text:style-name="T9">R</text:span>eferral received: <draw:frame draw:style-name="fr2" draw:name="Frame2" text:anchor-type="char" svg:x="0cm" svg:y="0.205cm" svg:width="2.762cm" svg:height="0.561cm" draw:z-index="105"><draw:text-box><text:p text:style-name="P11"><text:span text:style-name="T10">{%= episode.referral_date %}</text:span></text:p></draw:text-box></draw:frame><draw:line text:anchor-type="as-char" svg:y="0.102cm" draw:z-index="97" draw:style-name="gr2" draw:text-style-name="P12" svg:x2="0.801cm" svg:y2="0cm"><text:p/></draw:line><draw:line text:anchor-type="as-char" svg:y="0.102cm" draw:z-index="98" draw:style-name="gr2" draw:text-style-name="P12" svg:x2="0.801cm" svg:y2="0cm"><text:p/></draw:line><draw:line text:anchor-type="as-char" svg:y="0.101cm" draw:z-index="99" draw:style-name="gr2" draw:text-style-name="P12" svg:x2="1.2cm" svg:y2="0cm"><text:p/></draw:line> Assessment date: <draw:frame draw:style-name="fr2" draw:name="Frame4" text:anchor-type="char" svg:x="0cm" svg:y="0.205cm" svg:width="2.762cm" svg:height="0.561cm" draw:z-index="108"><draw:text-box><text:p text:style-name="Frame_20_contents"/></draw:text-box></draw:frame><draw:line text:anchor-type="as-char" svg:y="0.102cm" draw:z-index="100" draw:style-name="gr2" draw:text-style-name="P12" svg:x2="0.801cm" svg:y2="0cm"><text:p/></draw:line> <draw:line text:anchor-type="as-char" svg:y="0.102cm" draw:z-index="101" draw:style-name="gr2" draw:text-style-name="P12" svg:x2="0.801cm" svg:y2="0cm"><text:p/></draw:line> <draw:line text:anchor-type="as-char" svg:y="0.102cm" draw:z-index="102" draw:style-name="gr2" draw:text-style-name="P12" svg:x2="0.801cm" svg:y2="0cm"><text:p/></draw:line> Assessed by: <draw:frame draw:style-name="fr2" draw:name="Frame7" text:anchor-type="char" svg:x="0cm" svg:y="0.205cm" svg:width="2.006cm" svg:height="0.561cm" draw:z-index="106"><draw:text-box><text:p text:style-name="Frame_20_contents"/></draw:text-box></draw:frame><draw:line text:anchor-type="as-char" svg:y="0.102cm" draw:z-index="103" draw:style-name="gr2" draw:text-style-name="P12" svg:x2="1.642cm" svg:y2="0cm"><text:p/></draw:line><text:line-break/>Source of referral: Self: <draw:rect text:anchor-type="as-char" draw:z-index="10" draw:style-name="gr1" draw:text-style-name="P12" svg:width="0.301cm" svg:height="0.301cm"><text:p/></draw:rect>; GP: <draw:rect text:anchor-type="as-char" draw:z-index="9" draw:style-name="gr1" draw:text-style-name="P12" svg:width="0.301cm" svg:height="0.301cm"><text:p/></draw:rect>; Practice Nurse: <draw:rect text:anchor-type="as-char" draw:z-index="8" draw:style-name="gr1" draw:text-style-name="P12" svg:width="0.301cm" svg:height="0.301cm"><text:p/></draw:rect>; Other: <draw:rect text:anchor-type="as-char" draw:z-index="7" draw:style-name="gr1" draw:text-style-name="P12" svg:width="0.301cm" svg:height="0.301cm"><text:p/></draw:rect>. </text:p>
      <text:p text:style-name="P7">Name of referrer: <draw:frame draw:style-name="fr2" draw:name="Frame3" text:anchor-type="char" svg:x="0cm" svg:y="0.203cm" svg:width="9.998cm" draw:z-index="0"><draw:text-box fo:min-height="0.46cm"><text:p text:style-name="Frame_20_contents"/></draw:text-box></draw:frame><draw:line text:anchor-type="as-char" svg:y="0.102cm" draw:z-index="104" draw:style-name="gr2" draw:text-style-name="P12" svg:x2="10.002cm" svg:y2="0cm"><text:p/></draw:line></text:p>
      <text:h text:style-name="P9" text:outline-level="1">Personal Details</text:h>
      <text:p text:style-name="Input_20_Line">Name: <text:tab/><draw:frame draw:style-name="fr2" draw:name="Frame5" text:anchor-type="char" svg:x="0.037cm" svg:y="0.102cm" svg:width="9.998cm" draw:z-index="5"><draw:text-box fo:min-height="0.561cm"><text:p text:style-name="Frame_20_contents"/></draw:text-box></draw:frame><draw:line text:anchor-type="as-char" svg:y="0cm" draw:z-index="11" draw:style-name="gr2" draw:text-style-name="P12" svg:x2="9.999cm" svg:y2="0cm"><text:p/></draw:line> DOB: <draw:frame draw:style-name="fr2" draw:name="Frame8" text:anchor-type="char" svg:x="0cm" svg:y="0.205cm" svg:width="2.762cm" svg:height="0.561cm" draw:z-index="107"><draw:text-box><text:p text:style-name="Frame_20_contents"/></draw:text-box></draw:frame><draw:line text:anchor-type="as-char" svg:y="0.102cm" draw:z-index="12" draw:style-name="gr2" draw:text-style-name="P12" svg:x2="0.801cm" svg:y2="0cm"><text:p/></draw:line> <draw:line text:anchor-type="as-char" svg:y="0.102cm" draw:z-index="13" draw:style-name="gr2" draw:text-style-name="P12" svg:x2="0.801cm" svg:y2="0cm"><text:p/></draw:line> <draw:line text:anchor-type="as-char" svg:y="0.102cm" draw:z-index="14" draw:style-name="gr2" draw:text-style-name="P12" svg:x2="0.801cm" svg:y2="0cm"><text:p/></draw:line></text:p>
      <text:p text:style-name="Input_20_Line">Address:<text:tab/><draw:frame draw:style-name="fr3" draw:name="Frame6" text:anchor-type="char" svg:x="0cm" svg:y="0.064cm" svg:width="9.059cm" draw:z-index="6"><draw:text-box fo:min-height="1.402cm"><text:p text:style-name="P8"/></draw:text-box></draw:frame><draw:line text:anchor-type="as-char" svg:y="0.102cm" draw:z-index="15" draw:style-name="gr2" draw:text-style-name="P12" svg:x2="13cm" svg:y2="0cm"><text:p/></draw:line><text:line-break/><text:tab/><text:tab/><draw:line text:anchor-type="as-char" svg:y="0.102cm" draw:z-index="16" draw:style-name="gr2" draw:text-style-name="P12" svg:x2="9cm" svg:y2="0cm"><text:p/></draw:line> Postal code: <draw:line text:anchor-type="as-char" svg:y="0.102cm" draw:z-index="96" draw:style-name="gr2" draw:text-style-name="P12" svg:x2="2cm" svg:y2="0cm"><text:p/></draw:line><draw:frame draw:style-name="fr2" draw:name="Frame9" text:anchor-type="char" svg:x="-2cm" svg:y="0.912cm" svg:width="2.302cm" svg:height="0.561cm" draw:z-index="1"><draw:text-box><text:p text:style-name="Frame_20_contents"/></draw:text-box></draw:frame></text:p>
      <text:p text:style-name="Input_20_Line">Telephone:<text:tab/>(H) <draw:frame draw:style-name="fr2" draw:name="Frame10" text:anchor-type="char" svg:x="0.342cm" svg:y="0.201cm" svg:width="5.782cm" svg:height="0.564cm" draw:z-index="3"><draw:text-box><text:p text:style-name="Frame_20_contents"/></draw:text-box></draw:frame><draw:line text:anchor-type="as-char" svg:y="0.102cm" draw:z-index="17" draw:style-name="gr2" draw:text-style-name="P12" svg:x2="6.001cm" svg:y2="0cm"><text:p/></draw:line> OK to call? <draw:rect text:anchor-type="as-char" draw:z-index="18" draw:style-name="gr1" draw:text-style-name="P12" svg:width="0.301cm" svg:height="0.301cm"><text:p/></draw:rect>; Leave message? <draw:rect text:anchor-type="as-char" draw:z-index="19" draw:style-name="gr1" draw:text-style-name="P12" svg:width="0.301cm" svg:height="0.301cm"><text:p/></draw:rect></text:p>
      <text:p text:style-name="Input_20_Line_20_Last_20_in_20_box"><text:tab/><draw:frame draw:style-name="fr2" draw:name="Frame12" text:anchor-type="char" svg:x="1.251cm" svg:y="0.901cm" svg:width="8.001cm" svg:height="0.346cm" draw:z-index="4"><draw:text-box><text:p text:style-name="Frame_20_contents"/></draw:text-box></draw:frame><text:tab/>(M) <draw:frame draw:style-name="fr2" draw:name="Frame11" text:anchor-type="char" svg:x="0cm" svg:y="0.201cm" svg:width="6.003cm" svg:height="0.564cm" draw:z-index="2"><draw:text-box><text:p text:style-name="Frame_20_contents"/></draw:text-box></draw:frame><draw:line text:anchor-type="as-char" svg:y="0.102cm" draw:z-index="20" draw:style-name="gr2" draw:text-style-name="P12" svg:x2="6.001cm" svg:y2="0cm"><text:p/></draw:line> OK to call? <draw:rect text:anchor-type="as-char" draw:z-index="21" draw:style-name="gr1" draw:text-style-name="P12" svg:width="0.301cm" svg:height="0.301cm"><text:p/></draw:rect>; Leave message? <draw:rect text:anchor-type="as-char" draw:z-index="22" draw:style-name="gr1" draw:text-style-name="P12" svg:width="0.301cm" svg:height="0.301cm"><text:p/></draw:rect><text:line-break/>Email:<text:tab/><text:tab/><draw:line text:anchor-type="as-char" svg:y="0.102cm" draw:z-index="91" draw:style-name="gr2" draw:text-style-name="P12" svg:x2="8cm" svg:y2="0cm"><text:p/></draw:line> Leave message? <draw:rect text:anchor-type="as-char" draw:z-index="92" draw:style-name="gr1" draw:text-style-name="P12" svg:width="0.301cm" svg:height="0.301cm"><text:p/></draw:rect></text:p>
      <text:p text:style-name="Box_20_Bottom"/>
      <text:p text:style-name="Box_20_Bottom"/>
      <text:h text:style-name="Heading_20_1" text:outline-level="1">Circumstances</text:h>
      <text:p text:style-name="Field_20_Descriptor_20_Text">Who is living at home with client? <text:span text:style-name="T1">(dependents, carers, etc.)</text:span></text:p>
      <text:p text:style-name="Input_20_Line_20_Last_20_in_20_box"><text:span text:style-name="T1"><text:tab/></text:span><text:span text:style-name="T1"><draw:line text:anchor-type="as-char" svg:y="0cm" draw:z-index="23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24" draw:style-name="gr2" draw:text-style-name="P12" svg:x2="14cm" svg:y2="0cm"><text:p/></draw:line></text:span></text:p>
      <text:p text:style-name="P2"/>
      <text:h text:style-name="Heading_20_1" text:outline-level="1">Presenting Issue</text:h>
      <text:p text:style-name="Field_20_Descriptor_20_Text">Description</text:p>
      <text:p text:style-name="P4"><text:span text:style-name="T1"><text:tab/></text:span><text:span text:style-name="T1"><draw:line text:anchor-type="as-char" svg:y="0cm" draw:z-index="25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26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27" draw:style-name="gr2" draw:text-style-name="P12" svg:x2="14cm" svg:y2="0cm"><text:p/></draw:line></text:span></text:p>
      <text:p text:style-name="Field_20_Descriptor_20_Text">History of problem <text:span text:style-name="T1">(when started; circumstances; development over time; significant life events)</text:span></text:p>
      <text:p text:style-name="Input_20_Line"><text:span text:style-name="T1"><text:tab/></text:span><text:span text:style-name="T1"><draw:line text:anchor-type="as-char" svg:y="0cm" draw:z-index="28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29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30" draw:style-name="gr2" draw:text-style-name="P12" svg:x2="14cm" svg:y2="0cm"><text:p/></draw:line></text:span></text:p>
      <text:p text:style-name="Field_20_Descriptor_20_Text">How it affects client''s life <text:span text:style-name="T1">(level of distress, coping ability)</text:span></text:p>
      <text:p text:style-name="Input_20_Line"><text:span text:style-name="T1"><text:tab/></text:span><text:span text:style-name="T1"><draw:line text:anchor-type="as-char" svg:y="0cm" draw:z-index="31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32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33" draw:style-name="gr2" draw:text-style-name="P12" svg:x2="14cm" svg:y2="0cm"><text:p/></draw:line></text:span></text:p>
      <text:p text:style-name="Input_20_Line"><text:span text:style-name="T2">Why now? </text:span><text:span text:style-name="T1">(precipitating factors)</text:span></text:p>
      <text:p text:style-name="Input_20_Line_20_Last_20_in_20_box"><text:span text:style-name="T1"><text:tab/></text:span><text:span text:style-name="T1"><draw:line text:anchor-type="as-char" svg:y="0cm" draw:z-index="34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35" draw:style-name="gr2" draw:text-style-name="P12" svg:x2="14cm" svg:y2="0cm"><text:p/></draw:line></text:span><text:span text:style-name="T1"><text:line-break/><text:tab/></text:span><text:span text:style-name="T1"><draw:line text:anchor-type="as-char" svg:y="0cm" draw:z-index="36" draw:style-name="gr2" draw:text-style-name="P12" svg:x2="14cm" svg:y2="0cm"><text:p/></draw:line></text:span></text:p>
      <text:p text:style-name="P2"/>
      <text:h text:style-name="P10" text:outline-level="1"><text:soft-page-break/>Support <text:span text:style-name="T5">Systems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ping Strategies <text:span text:style-name="T1">(for this and past problem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37" draw:style-name="gr2" draw:text-style-name="P12" svg:x2="9.999cm" svg:y2="0cm"><text:p/></draw:line><draw:line text:anchor-type="as-char" svg:y="0cm" draw:z-index="82" draw:style-name="gr2" draw:text-style-name="P12" svg:x2="9.999cm" svg:y2="0cm"><text:p/></draw:line><text:line-break/><draw:line text:anchor-type="as-char" svg:y="0cm" draw:z-index="38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Support Network <text:span text:style-name="T1">(current, past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3" draw:style-name="gr2" draw:text-style-name="P12" svg:x2="9.999cm" svg:y2="0cm"><text:p/></draw:line><text:line-break/><draw:line text:anchor-type="as-char" svg:y="0cm" draw:z-index="39" draw:style-name="gr2" draw:text-style-name="P12" svg:x2="9.999cm" svg:y2="0cm"><text:p/></draw:line><text:line-break/><draw:line text:anchor-type="as-char" svg:y="0cm" draw:z-index="40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Who else is aware? <text:span text:style-name="T1">(inc. other professional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4" draw:style-name="gr2" draw:text-style-name="P12" svg:x2="9.999cm" svg:y2="0cm"><text:p/></draw:line><text:line-break/><draw:line text:anchor-type="as-char" svg:y="0cm" draw:z-index="41" draw:style-name="gr2" draw:text-style-name="P12" svg:x2="9.999cm" svg:y2="0cm"><text:p/></draw:line><text:line-break/><draw:line text:anchor-type="as-char" svg:y="0cm" draw:z-index="42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How affects life of others <text:span text:style-name="T1">(partner, family, colleague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5" draw:style-name="gr2" draw:text-style-name="P12" svg:x2="9.999cm" svg:y2="0cm"><text:p/></draw:line><text:line-break/><draw:line text:anchor-type="as-char" svg:y="0cm" draw:z-index="43" draw:style-name="gr2" draw:text-style-name="P12" svg:x2="9.999cm" svg:y2="0cm"><text:p/></draw:line><text:line-break/><draw:line text:anchor-type="as-char" svg:y="0cm" draw:z-index="44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Current medication <text:span text:style-name="T1">(duration; compliance; side-effect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6" draw:style-name="gr2" draw:text-style-name="P12" svg:x2="9.999cm" svg:y2="0cm"><text:p/></draw:line><text:line-break/><draw:line text:anchor-type="as-char" svg:y="0cm" draw:z-index="45" draw:style-name="gr2" draw:text-style-name="P12" svg:x2="9.999cm" svg:y2="0cm"><text:p/></draw:line><text:line-break/><draw:line text:anchor-type="as-char" svg:y="0cm" draw:z-index="46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Substance use &amp; changes <text:span text:style-name="T1">(tobacco, alcohol, caffeine, recreational drugs inc. solvent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7" draw:style-name="gr2" draw:text-style-name="P12" svg:x2="9.999cm" svg:y2="0cm"><text:p/></draw:line><text:line-break/><draw:line text:anchor-type="as-char" svg:y="0cm" draw:z-index="47" draw:style-name="gr2" draw:text-style-name="P12" svg:x2="9.999cm" svg:y2="0cm"><text:p/></draw:line><text:line-break/><draw:line text:anchor-type="as-char" svg:y="0cm" draw:z-index="48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Eating/Appetite <text:span text:style-name="T1">(changes over time; regularity of meals; weight change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94" draw:style-name="gr2" draw:text-style-name="P12" svg:x2="9.999cm" svg:y2="0cm"><text:p/></draw:line><text:line-break/><draw:line text:anchor-type="as-char" svg:y="0cm" draw:z-index="95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P1">Previous experience of counselling <text:span text:style-name="T1">(duration; usefulnes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49" draw:style-name="gr2" draw:text-style-name="P12" svg:x2="9.999cm" svg:y2="0cm"><text:p/></draw:line><text:line-break/><draw:line text:anchor-type="as-char" svg:y="0cm" draw:z-index="50" draw:style-name="gr2" draw:text-style-name="P12" svg:x2="9.999cm" svg:y2="0cm"><text:p/></draw:line></text:p>
          </table:table-cell>
        </table:table-row>
        <table:table-row>
          <table:table-cell table:style-name="Table1.A1" office:value-type="string">
            <text:p text:style-name="Table_20_Contents"><text:span text:style-name="T3">Past </text:span>psychiatric<text:span text:style-name="T3"> history </text:span><text:span text:style-name="T4">(duration; type of intervention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8" draw:style-name="gr2" draw:text-style-name="P12" svg:x2="9.999cm" svg:y2="0cm"><text:p/></draw:line><text:line-break/><draw:line text:anchor-type="as-char" svg:y="0cm" draw:z-index="51" draw:style-name="gr2" draw:text-style-name="P12" svg:x2="9.999cm" svg:y2="0cm"><text:p/></draw:line><text:line-break/><draw:line text:anchor-type="as-char" svg:y="0cm" draw:z-index="52" draw:style-name="gr2" draw:text-style-name="P12" svg:x2="9.999cm" svg:y2="0cm"><text:p/></draw:line></text:p>
          </table:table-cell>
        </table:table-row>
        <table:table-row>
          <table:table-cell table:style-name="Table1.A10" office:value-type="string">
            <text:p text:style-name="P1">Medical events &amp; conditions <text:span text:style-name="T1">(description; effect; medication)</text:span></text:p>
          </table:table-cell>
          <table:table-cell table:style-name="Table1.B10" office:value-type="string">
            <text:p text:style-name="Input_20_Line_20__28_no_20_borders_29_"><draw:line text:anchor-type="as-char" svg:y="0cm" draw:z-index="89" draw:style-name="gr2" draw:text-style-name="P12" svg:x2="9.999cm" svg:y2="0cm"><text:p/></draw:line><text:line-break/><draw:line text:anchor-type="as-char" svg:y="0cm" draw:z-index="53" draw:style-name="gr2" draw:text-style-name="P12" svg:x2="9.999cm" svg:y2="0cm"><text:p/></draw:line><text:line-break/><draw:line text:anchor-type="as-char" svg:y="0cm" draw:z-index="54" draw:style-name="gr2" draw:text-style-name="P12" svg:x2="9.999cm" svg:y2="0cm"><text:p/></draw:line></text:p>
          </table:table-cell>
        </table:table-row>
      </table:table>
      <text:h text:style-name="Heading_20_1" text:outline-level="1">Risk Factors</text:h>
      <text:p text:style-name="Field_20_Descriptor_20_Text">Risk of violence/harm to others? <draw:rect text:anchor-type="as-char" draw:z-index="77" draw:style-name="gr1" draw:text-style-name="P12" svg:width="0.301cm" svg:height="0.301cm"><text:p/></draw:rect>; Suicidal intent/ideation? <draw:rect text:anchor-type="as-char" draw:z-index="78" draw:style-name="gr1" draw:text-style-name="P12" svg:width="0.301cm" svg:height="0.301cm"><text:p/></draw:rect>; History of self-harm? <draw:rect text:anchor-type="as-char" draw:z-index="79" draw:style-name="gr1" draw:text-style-name="P12" svg:width="0.301cm" svg:height="0.301cm"><text:p/></draw:rect>.</text:p>
      <text:p text:style-name="Field_20_Descriptor_20_Text">Comments:</text:p>
      <text:p text:style-name="Input_20_Line_20_Last_20_in_20_box"><text:span text:style-name="T1"><text:tab/></text:span><draw:line text:anchor-type="as-char" svg:y="0cm" draw:z-index="75" draw:style-name="gr2" draw:text-style-name="P12" svg:x2="14cm" svg:y2="0cm"><text:p/></draw:line><text:line-break/><text:tab/><draw:line text:anchor-type="as-char" svg:y="0cm" draw:z-index="80" draw:style-name="gr2" draw:text-style-name="P12" svg:x2="14cm" svg:y2="0cm"><text:p/></draw:line><text:line-break/><text:tab/><draw:line text:anchor-type="as-char" svg:y="0cm" draw:z-index="81" draw:style-name="gr2" draw:text-style-name="P12" svg:x2="14cm" svg:y2="0cm"><text:p/></draw:line><text:line-break/><text:tab/><draw:line text:anchor-type="as-char" svg:y="0cm" draw:z-index="76" draw:style-name="gr2" draw:text-style-name="P12" svg:x2="14cm" svg:y2="0cm"><text:p/></draw:line></text:p>
      <text:h text:style-name="Heading_20_1" text:outline-level="1"><text:soft-page-break/>Metrics</text:h>
      <text:p text:style-name="Field_20_Descriptor_20_Text">PHQ-9 score <draw:rect text:anchor-type="as-char" draw:z-index="93" draw:style-name="gr3" draw:text-style-name="P12" svg:width="1.001cm" svg:height="0.802cm"><text:p/></draw:rect></text:p>
      <text:p text:style-name="Box_20_Bottom"/>
      <text:h text:style-name="Heading_20_1" text:outline-level="1">Relationships</text:h>
      <text:p text:style-name="Field_20_Descriptor_20_Text">Current significant relationship/partner</text:p>
      <text:p text:style-name="Field_20_Descriptor_20_Text"><text:span text:style-name="T1"><text:tab/></text:span><text:span text:style-name="T1"><draw:line text:anchor-type="as-char" svg:y="0cm" draw:z-index="55" draw:style-name="gr2" draw:text-style-name="P12" svg:x2="14cm" svg:y2="0cm"><text:p/></draw:line></text:span><text:span text:style-name="T1"><text:line-break/></text:span>Previous relationships</text:p>
      <text:p text:style-name="Input_20_Line"><text:span text:style-name="T1"><text:tab/></text:span><text:span text:style-name="T1"><draw:line text:anchor-type="as-char" svg:y="0cm" draw:z-index="56" draw:style-name="gr2" draw:text-style-name="P12" svg:x2="14cm" svg:y2="0cm"><text:p/></draw:line></text:span></text:p>
      <text:p text:style-name="Field_20_Descriptor_20_Text">Family relationships/genogram <text:span text:style-name="T1">(children, parents, siblings; name, age (or at death), health, level of contact, etc.)</text:span></text:p>
      <text:p text:style-name="Input_20_Line_20_Last_20_in_20_box"><text:line-break/><text:line-break/><text:line-break/><text:line-break/><text:line-break/><text:line-break/><text:line-break/><text:line-break/><text:line-break/><text:line-break/></text:p>
      <text:p text:style-name="Box_20_Bottom"/>
      <text:h text:style-name="Heading_20_1" text:outline-level="1">Information Given</text:h>
      <text:p text:style-name="Input_20_Line_20_Last_20_in_20_box">Confidentiality <draw:rect text:anchor-type="as-char" draw:z-index="57" draw:style-name="gr1" draw:text-style-name="P12" svg:width="0.301cm" svg:height="0.301cm"><text:p/></draw:rect>, Boundaries <draw:rect text:anchor-type="as-char" draw:z-index="58" draw:style-name="gr1" draw:text-style-name="P12" svg:width="0.301cm" svg:height="0.301cm"><text:p/></draw:rect>, Disclosures <draw:rect text:anchor-type="as-char" draw:z-index="59" draw:style-name="gr1" draw:text-style-name="P12" svg:width="0.301cm" svg:height="0.301cm"><text:p/></draw:rect>, Note keeping <draw:rect text:anchor-type="as-char" draw:z-index="60" draw:style-name="gr1" draw:text-style-name="P12" svg:width="0.301cm" svg:height="0.301cm"><text:p/></draw:rect>, Cancellations <draw:rect text:anchor-type="as-char" draw:z-index="61" draw:style-name="gr1" draw:text-style-name="P12" svg:width="0.301cm" svg:height="0.301cm"><text:p/></draw:rect>, Process <draw:rect text:anchor-type="as-char" draw:z-index="62" draw:style-name="gr1" draw:text-style-name="P12" svg:width="0.301cm" svg:height="0.301cm"><text:p/></draw:rect>, Availability <draw:rect text:anchor-type="as-char" draw:z-index="63" draw:style-name="gr1" draw:text-style-name="P12" svg:width="0.301cm" svg:height="0.301cm"><text:p/></draw:rect>, Contact details <draw:rect text:anchor-type="as-char" draw:z-index="64" draw:style-name="gr1" draw:text-style-name="P12" svg:width="0.301cm" svg:height="0.301cm"><text:p/></draw:rect>.</text:p>
      <text:p text:style-name="Box_20_Bottom"/>
      <text:h text:style-name="Heading_20_1" text:outline-level="1">Counselling Contract</text:h>
      <text:p text:style-name="Field_20_Descriptor_20_Text">Client hopes for counselling <text:span text:style-name="T1">(realistic within timescale):</text:span></text:p>
      <text:p text:style-name="Input_20_Line"><text:span text:style-name="T1"><text:tab/></text:span><text:span text:style-name="T1"><draw:line text:anchor-type="as-char" svg:y="0cm" draw:z-index="71" draw:style-name="gr2" draw:text-style-name="P12" svg:x2="14cm" svg:y2="0cm"><text:p/></draw:line></text:span></text:p>
      <text:p text:style-name="Field_20_Descriptor_20_Text">Client suitability for counselling <text:span text:style-name="T1">(motivation, availability to attend, etc)</text:span></text:p>
      <text:p text:style-name="Input_20_Line"><text:span text:style-name="T1"><text:tab/></text:span><text:span text:style-name="T1"><draw:line text:anchor-type="as-char" svg:y="0cm" draw:z-index="72" draw:style-name="gr2" draw:text-style-name="P12" svg:x2="14cm" svg:y2="0cm"><text:p/></draw:line></text:span></text:p>
      <text:p text:style-name="Field_20_Descriptor_20_Text">Focus agreed:</text:p>
      <text:p text:style-name="Input_20_Line"><text:span text:style-name="T1"><text:tab/></text:span><text:span text:style-name="T1"><draw:line text:anchor-type="as-char" svg:y="0cm" draw:z-index="73" draw:style-name="gr2" draw:text-style-name="P12" svg:x2="14cm" svg:y2="0cm"><text:p/></draw:line></text:span></text:p>
      <text:p text:style-name="Input_20_Line">Contract agreed <draw:rect text:anchor-type="as-char" draw:z-index="65" draw:style-name="gr1" draw:text-style-name="P12" svg:width="0.301cm" svg:height="0.301cm"><text:p/></draw:rect>, Commitment agreed <draw:rect text:anchor-type="as-char" draw:z-index="66" draw:style-name="gr1" draw:text-style-name="P12" svg:width="0.301cm" svg:height="0.301cm"><text:p/></draw:rect>, Further assessment required <draw:rect text:anchor-type="as-char" draw:z-index="67" draw:style-name="gr1" draw:text-style-name="P12" svg:width="0.301cm" svg:height="0.301cm"><text:p/></draw:rect></text:p>
      <text:p text:style-name="Field_20_Descriptor_20_Text">Counsellor name &amp; signature:</text:p>
      <text:p text:style-name="Input_20_Line_20_Last_20_in_20_box"><text:span text:style-name="T1"><draw:line text:anchor-type="as-char" svg:y="0cm" draw:z-index="74" draw:style-name="gr2" draw:text-style-name="P12" svg:x2="9.999cm" svg:y2="0cm"><text:p/></draw:line></text:span><text:span text:style-name="T1"> </text:span>Date: <draw:line text:anchor-type="as-char" svg:y="0cm" draw:z-index="68" draw:style-name="gr2" draw:text-style-name="P12" svg:x2="0.801cm" svg:y2="0cm"><text:p/></draw:line>/<draw:line text:anchor-type="as-char" svg:y="0cm" draw:z-index="69" draw:style-name="gr2" draw:text-style-name="P12" svg:x2="0.801cm" svg:y2="0cm"><text:p/></draw:line>/<draw:line text:anchor-type="as-char" svg:y="0cm" draw:z-index="70" draw:style-name="gr2" draw:text-style-name="P12" svg:x2="0.801cm" svg:y2="0cm"><text:p/></draw:line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Frutiger CE 45 Light" svg:font-family="'Frutiger CE 45 Light'" style:font-adornments="Bold" style:font-pitch="variable"/>
    <style:font-face style:name="Frutiger CE 45 Light1" svg:font-family="'Frutiger CE 45 Light'" style:font-adornments="Regular" style:font-pitch="variable"/>
    <style:font-face style:name="Frutiger CE 55 Roman" svg:font-family="'Frutiger CE 55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Goth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padding="0.049cm" fo:border="0.51pt solid #000000" style:shadow="none"/>
      <style:text-properties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cm" style:contextual-spacing="false" fo:padding="0.049cm" fo:border="0.51pt solid #000000" style:shadow="none"/>
      <style:text-properties style:font-name="Frutiger CE 45 Light" fo:font-size="115%" fo:font-weight="bold" style:font-size-asian="115%" style:font-weight-asian="bold" style:font-size-complex="115%" style:font-weight-complex="bold"/>
    </style:style>
    <style:style style:name="Input_20_Line" style:display-name="Input Line" style:family="paragraph" style:parent-style-name="Text_20_body" style:class="text" style:master-page-name="">
      <style:paragraph-properties fo:margin-top="0cm" fo:margin-bottom="0cm" style:contextual-spacing="false" fo:line-height="0.7cm" fo:keep-together="always" style:page-number="auto" fo:padding="0.049cm" fo:border="0.51pt solid #000000" style:shadow="none" fo:keep-with-next="always"/>
      <style:text-properties style:font-name="Frutiger CE 45 Light1" fo:font-size="11pt" fo:font-weight="250"/>
    </style:style>
    <style:style style:name="Box_20_Bottom" style:display-name="Box Bottom" style:family="paragraph" style:parent-style-name="Text_20_body" style:class="text" style:master-page-name="">
      <style:paragraph-properties fo:margin-top="0cm" fo:margin-bottom="0cm" style:contextual-spacing="false" fo:line-height="0.049cm" style:page-number="auto" fo:padding="0cm" fo:border="none" style:join-border="false"/>
    </style:style>
    <style:style style:name="Title" style:family="paragraph" style:parent-style-name="Heading" style:next-style-name="Subtitle" style:class="chapter">
      <style:paragraph-properties fo:margin-top="0cm" fo:margin-bottom="0.21cm" style:contextual-spacing="false" fo:text-align="center" style:justify-single-word="false"/>
      <style:text-properties style:font-name="Frutiger CE 55 Roman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19cm" fo:margin-bottom="0.21cm" style:contextual-spacing="false" fo:text-align="center" style:justify-single-word="false"/>
      <style:text-properties style:font-name="Frutiger CE 45 Light1" fo:font-size="14pt" fo:font-style="normal" fo:font-weight="250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CE 45 Light1" fo:font-size="11pt" fo:font-weight="250"/>
    </style:style>
    <style:style style:name="Input_20_Line_20_Last_20_in_20_box" style:display-name="Input Line Last in box" style:family="paragraph" style:parent-style-name="Input_20_Line" style:class="text" style:master-page-name="">
      <style:paragraph-properties style:page-number="auto" fo:padding="0.049cm" fo:border="0.51pt solid #000000" style:shadow="none" fo:keep-with-next="auto" style:join-border="false"/>
    </style:style>
    <style:style style:name="Text_20_Body_20_-_20_last_20_in_20_box" style:display-name="Text Body - last in box" style:family="paragraph" style:parent-style-name="Text_20_body" style:class="text"/>
    <style:style style:name="Field_20_Descriptor_20_Text" style:display-name="Field Descriptor Text" style:family="paragraph" style:parent-style-name="Text_20_body" style:class="text" style:master-page-name="">
      <style:paragraph-properties fo:margin-top="0.101cm" fo:margin-bottom="0.101cm" style:contextual-spacing="false" style:page-number="auto" fo:keep-with-next="always"/>
      <style:text-properties style:font-name="Frutiger CE 45 Light1" fo:font-weight="250"/>
    </style:style>
    <style:style style:name="Input_20_Line_20__28_no_20_borders_29_" style:display-name="Input Line (no borders)" style:family="paragraph" style:parent-style-name="Input_20_Line" style:class="text">
      <style:paragraph-properties fo:padding="0cm" fo:border="none"/>
    </style:style>
    <style:style style:name="Frame_20_contents" style:display-name="Frame contents" style:family="paragraph" style:parent-style-name="Text_20_body" style:class="extra">
      <style:paragraph-properties fo:padding="0cm" fo:border="none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[CLIENT_NAME]" text:name="client_name"/>
          <text:user-field-decl office:value-type="string" office:string-value="[FILE_NO]" text:name="file_no"/>
        </text:user-field-decls>
        <text:p text:style-name="Footer"><text:user-field-get text:name="client_name">[CLIENT_NAME]</text:user-field-get><text:tab/><text:tab/><text:user-field-get text:name="file_no">[FILE_NO]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Allsopp</meta:initial-creator>
    <meta:creation-date>2010-10-18T09:46:48.40</meta:creation-date>
    <meta:printed-by>Stephen </meta:printed-by>
    <meta:print-date>2012-05-28T18:07:35</meta:print-date>
    <dc:date>2013-07-12T10:42:09</dc:date>
    <dc:creator>Stephen </dc:creator>
    <meta:editing-duration>P3DT15H39M30S</meta:editing-duration>
    <meta:editing-cycles>21</meta:editing-cycles>
    <meta:generator>LibreOffice/4.0.2.2$Linux_X86_64 LibreOffice_project/400m0$Build-2</meta:generator>
    <meta:document-statistic meta:table-count="1" meta:image-count="0" meta:object-count="0" meta:page-count="3" meta:paragraph-count="70" meta:word-count="271" meta:character-count="2100" meta:non-whitespace-character-count="1783"/>
  </office:meta>
</office:document-meta>
</file>